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73F00009698000054ABB5FBC61A.svg" manifest:media-type=""/>
  <manifest:file-entry manifest:full-path="Pictures/10000201000003AF000002129EB13F7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Red-title">
      <style:graphic-properties draw:auto-grow-height="true" fo:min-height="3.467cm"/>
    </style:style>
    <style:style style:name="pr2" style:family="presentation" style:parent-style-name="AbstractRed-subtitle">
      <style:graphic-properties draw:fill-color="#ffffff" draw:auto-grow-height="true" fo:min-height="15.534cm"/>
    </style:style>
    <style:style style:name="pr3" style:family="presentation" style:parent-style-name="AbstractRed-notes">
      <style:graphic-properties draw:fill-color="#ffffff" draw:auto-grow-height="true" fo:min-height="14cm"/>
    </style:style>
    <style:style style:name="pr4" style:family="presentation" style:parent-style-name="AbstractRed-title">
      <style:graphic-properties fo:min-height="3.467cm"/>
    </style:style>
    <style:style style:name="pr5" style:family="presentation" style:parent-style-name="AbstractRed-subtitle">
      <style:graphic-properties draw:fill-color="#ffffff" fo:min-height="12.179cm"/>
    </style:style>
    <style:style style:name="pr6" style:family="presentation" style:parent-style-name="AbstractRed-notes">
      <style:graphic-properties draw:fill-color="#ffffff" fo:min-height="14cm"/>
    </style:style>
    <style:style style:name="pr7" style:family="presentation" style:parent-style-name="AbstractRed-outline1">
      <style:graphic-properties fo:min-height="11.929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draw:frame presentation:style-name="pr1" draw:layer="layout" svg:width="25.2cm" svg:height="3.467cm" svg:x="1.4cm" svg:y="0.8cm" presentation:class="title">
          <draw:text-box>
            <text:p>Setting Up and Installing Laravel</text:p>
          </draw:text-box>
        </draw:frame>
        <draw:frame presentation:style-name="pr2" draw:text-style-name="P1" draw:layer="layout" svg:width="25.2cm" svg:height="15.534cm" svg:x="1.4cm" svg:y="5.066cm" presentation:class="subtitle" presentation:user-transformed="true">
          <draw:text-box>
            <text:p text:style-name="P1"><text:span text:style-name="T1">Laravel is a web application framework with expressive, elegant syntax. We believe development</text:span></text:p>
            <text:p text:style-name="P1"><text:span text:style-name="T1">must be an enjoyable, creative experience to be truly fulfilling. Larave attempts to take the pain out of development by easing common tas</text:span></text:p>
            <text:p text:style-name="P1"><text:span text:style-name="T1">• </text:span><text:span text:style-name="T1">ROR</text:span></text:p>
            <text:p text:style-name="P1"><text:span text:style-name="T1">• </text:span><text:span text:style-name="T1">ASP.NET MVC</text:span></text:p>
            <text:p text:style-name="P1"><text:span text:style-name="T1">• </text:span><text:span text:style-name="T1">Sinatra (Sinatra is a DSL for quickly creating web applications in Ruby with minimal effort)</text:span></text:p>
            <text:p text:style-name="P1"><text:span text:style-name="T1">Laravel is accessible, yet powerful, providing powerful tools needed for large, robust applications.</text:span></text:p>
            <text:p text:style-name="P1"><text:span text:style-name="T1">Laravel, the elegant PHP framework for web artisan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1T0">
        <draw:frame presentation:style-name="pr4" draw:layer="layout" svg:width="25.2cm" svg:height="3.467cm" svg:x="1.4cm" svg:y="0.8cm" presentation:class="title">
          <draw:text-box>
            <text:p>Server Requirements</text:p>
          </draw:text-box>
        </draw:frame>
        <draw:frame presentation:style-name="pr5" draw:layer="layout" svg:width="25.2cm" svg:height="12.179cm" svg:x="1.4cm" svg:y="5.066cm" presentation:class="subtitle">
          <draw:text-box>
            <text:p>The Laravel framework has a few system requirements:</text:p>
            <text:p>• PHP &gt;= 5.3.7</text:p>
            <text:p>• MCrypt PHP Extension</text:p>
            <text:p>As of PHP 5.5, some OS distributions may require you to manually install the PHP JSON extension.</text:p>
            <text:p>When using Ubuntu, this can be done via apt-get install php5-json.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1T0">
        <draw:frame presentation:style-name="pr4" draw:layer="layout" svg:width="25.2cm" svg:height="3.467cm" svg:x="1.4cm" svg:y="0.8cm" presentation:class="title">
          <draw:text-box>
            <text:p>Installation</text:p>
          </draw:text-box>
        </draw:frame>
        <draw:frame presentation:style-name="pr5" draw:text-style-name="P2" draw:layer="layout" svg:width="25.2cm" svg:height="13.51cm" svg:x="1.4cm" svg:y="4.4cm" presentation:class="subtitle" presentation:user-transformed="true">
          <draw:text-box>
            <text:p text:style-name="P2"><text:span text:style-name="T2">Laravel utilizes Composer to manage its dependencies. First, download a copy of the composer.phar.</text:span></text:p>
            <text:p text:style-name="P2"><text:span text:style-name="T2">Via Composer Create-Project</text:span></text:p>
            <text:p text:style-name="P2"><text:span text:style-name="T2">You may install Laravel by issuing the Composer create-project command in your terminal:</text:span></text:p>
            <text:p text:style-name="P2"><text:span text:style-name="T2">composer create-project laravel/laravel --prefer-dist</text:span></text:p>
            <text:p text:style-name="P2"><text:span text:style-name="T2">Via Download</text:span></text:p>
            <text:p text:style-name="P2"><text:span text:style-name="T2">Once Composer is installed, download the latest version of the Laravel framework and extract its</text:span></text:p>
            <text:p text:style-name="P2"><text:span text:style-name="T2">contents into a directory on your server. Next, in the root of your Laravel application, run the php</text:span></text:p>
            <text:p text:style-name="P2"><text:span text:style-name="T2">composer.phar install (or composer install) command to install all of the framework's</text:span></text:p>
            <text:p text:style-name="P2"><text:span text:style-name="T2">dependencies. This process requires Git to be installed on the server to successfully complete the</text:span></text:p>
            <text:p text:style-name="P2"><text:span text:style-name="T2">installation.</text:span></text:p>
            <text:p text:style-name="P2"><text:span text:style-name="T2">If you want to update the Laravel framework, you may issue the php composer.phar update</text:span></text:p>
            <text:p text:style-name="P2"><text:span text:style-name="T2">command.</text:span></text:p>
            <text:p text:style-name="P2"><text:span text:style-name="T2">Laravel provides a server, and we can run the server with “php artisan* serve”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1">
        <draw:frame presentation:style-name="pr4" draw:layer="layout" svg:width="25.2cm" svg:height="3.467cm" svg:x="1.4cm" svg:y="0.8cm" presentation:class="title">
          <draw:text-box>
            <text:p>Basic Routing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header>
                <text:p>Most of the routes for your application will be defined in the app/routes.php file. The simplest</text:p>
                <text:p>Laravel routes consist of a URI and a Closure callback.</text:p>
              </text:list-header>
              <text:list-item>
                <text:p>Basic GET Route:</text:p>
                <text:p>Route::get('/', function()</text:p>
                <text:p>{</text:p>
                <text:p>return 'Hello World';</text:p>
                <text:p>});</text:p>
              </text:list-item>
              <text:list-item>
                <text:p>Basic POST Route:</text:p>
                <text:p>Route::post('foo/bar', function()</text:p>
                <text:p>{</text:p>
                <text:p>return 'Hello World';</text:p>
                <text:p>});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1">
        <draw:frame presentation:style-name="pr4" draw:layer="layout" svg:width="25.2cm" svg:height="3.467cm" svg:x="1.4cm" svg:y="0.8cm" presentation:class="title">
          <draw:text-box>
            <text:p>Route Parameters</text:p>
          </draw:text-box>
        </draw:frame>
        <draw:frame presentation:style-name="pr7" draw:layer="layout" svg:width="25.2cm" svg:height="12.179cm" svg:x="1.6cm" svg:y="5cm" presentation:class="outline" presentation:user-transformed="true">
          <draw:text-box>
            <text:list text:style-name="L2">
              <text:list-item>
                <text:p>Route Parameters:</text:p>
                <text:p>Route::get('user/{id}', function($id)</text:p>
                <text:p>{</text:p>
                <text:p>return 'User '.$id;</text:p>
                <text:p>});</text:p>
              </text:list-item>
              <text:list-item>
                <text:p>Optional Route Parameters:</text:p>
                <text:p>Route::get('user/{name?}', function($name = null)</text:p>
                <text:p>{</text:p>
                <text:p>return $name;</text:p>
                <text:p>});</text:p>
              </text:list-item>
              <text:list-item>
                <text:p>Throwing 404 Errors:</text:p>
                <text:p>There are two ways to manually trigger a 404 error from a route. First, you may use the App::abort</text:p>
                <text:p>method:</text:p>
                <text:p>App::abort(404);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2T1">
        <draw:frame presentation:style-name="pr4" draw:layer="layout" svg:width="25.2cm" svg:height="3.467cm" svg:x="1.4cm" svg:y="0.8cm" presentation:class="title">
          <draw:text-box>
            <text:p>Requests &amp; Input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header>
                <text:p>Retrieving An Input Value</text:p>
                <text:p>$name = Input::get('name');</text:p>
                <text:p>Retrieving A Default Value If The Input Value Is Absent</text:p>
                <text:p>$name = Input::get('name', Abuzer);</text:p>
                <text:p>Getting All Input For The Request</text:p>
                <text:p>$input = Input::all();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1T0">
        <draw:frame presentation:style-name="pr1" draw:layer="layout" svg:width="25.2cm" svg:height="3.467cm" svg:x="1.4cm" svg:y="0.8cm" presentation:class="title">
          <draw:text-box>
            <text:p>Controllers</text:p>
          </draw:text-box>
        </draw:frame>
        <draw:frame presentation:style-name="pr5" draw:text-style-name="P2" draw:layer="layout" svg:width="25.2cm" svg:height="14.932cm" svg:x="1.4cm" svg:y="3.69cm" presentation:class="subtitle" presentation:user-transformed="true">
          <draw:text-box>
            <text:p text:style-name="P2"><text:span text:style-name="T2">Instead of defining all of your route-level logic in a single routes.php file, you may wish to organize</text:span></text:p>
            <text:p text:style-name="P2"><text:span text:style-name="T2">this behavior using Controller classes. Controllers can group related route logic into a class, as</text:span></text:p>
            <text:p text:style-name="P2"><text:span text:style-name="T2">well as take advantage of more advanced framework features such as automatic dependency</text:span></text:p>
            <text:p text:style-name="P2"><text:span text:style-name="T2">injection.</text:span></text:p>
            <text:p text:style-name="P2"><text:span text:style-name="T2">Controllers are typically stored in the app/controllers directory, and this directory is registered in</text:span></text:p>
            <text:p text:style-name="P2"><text:span text:style-name="T2">the class map option of your composer.json file by default.</text:span></text:p>
            <text:p text:style-name="P2"><text:span text:style-name="T2">Here is an example of a basic controller class:</text:span></text:p>
            <text:p text:style-name="P2"><text:span text:style-name="T2">class UserController extends BaseController {</text:span></text:p>
            <text:p text:style-name="P2"><text:span text:style-name="T2">/**</text:span></text:p>
            <text:p text:style-name="P2"><text:span text:style-name="T2">* Show the profile for the given user.</text:span></text:p>
            <text:p text:style-name="P2"><text:span text:style-name="T2">*/</text:span></text:p>
            <text:p text:style-name="P2"><text:span text:style-name="T2">public function showProfile($id)</text:span></text:p>
            <text:p text:style-name="P2"><text:span text:style-name="T2">{</text:span></text:p>
            <text:p text:style-name="P2"><text:span text:style-name="T2">$user = User::find($id); //</text:span></text:p>
            <text:p text:style-name="P2"><text:span text:style-name="T2">return Response::json( array('user' =&gt; $user) );</text:span></text:p>
            <text:p text:style-name="P2"><text:span text:style-name="T2">}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Red" presentation:presentation-page-layout-name="AL1T0">
        <draw:frame presentation:style-name="pr4" draw:layer="layout" svg:width="25.2cm" svg:height="3.467cm" svg:x="1.4cm" svg:y="0.8cm" presentation:class="title">
          <draw:text-box>
            <text:p>Controllers and Routes</text:p>
          </draw:text-box>
        </draw:frame>
        <draw:frame presentation:style-name="pr5" draw:text-style-name="P1" draw:layer="layout" svg:width="25.2cm" svg:height="15.625cm" svg:x="1.4cm" svg:y="3.343cm" presentation:class="subtitle" presentation:user-transformed="true">
          <draw:text-box>
            <text:p text:style-name="P1"><text:span text:style-name="T1">All controllers should extend the BaseController class. The BaseController is also stored in the</text:span></text:p>
            <text:p text:style-name="P1"><text:span text:style-name="T1">app/controllers directory, and may be used as a place to put shared controller logic. The</text:span></text:p>
            <text:p text:style-name="P1"><text:span text:style-name="T1">BaseController extends the framework's Controller class. Now, We can route to this controller action like so:</text:span></text:p>
            <text:p text:style-name="P1"><text:span text:style-name="T1"/></text:p>
            <text:p text:style-name="P1"><text:span text:style-name="T1">Route::get('user/{id}', </text:span><text:span text:style-name="T1"><text:a xlink:href="mailto:'UserController@showProfile" xlink:type="simple">'UserController@showProfile</text:a></text:span><text:span text:style-name="T1">');</text:span></text:p>
            <text:p text:style-name="P1"><text:span text:style-name="T1"/></text:p>
            <text:p text:style-name="P1"><text:span text:style-name="T1">If you choose to nest or organize your controller using PHP namespaces, simply use the fully</text:span></text:p>
            <text:p text:style-name="P1"><text:span text:style-name="T1"/></text:p>
            <text:p text:style-name="P1"><text:span text:style-name="T1">qualified class name when defining the route:</text:span></text:p>
            <text:p text:style-name="P1"><text:span text:style-name="T1"/></text:p>
            <text:p text:style-name="P1"><text:span text:style-name="T1">Route::get('foo', 'Namespace\</text:span><text:span text:style-name="T1"><text:a xlink:href="mailto:FooController@method" xlink:type="simple">FooController@method</text:a></text:span><text:span text:style-name="T1">');</text:span></text:p>
            <text:p text:style-name="P1"><text:span text:style-name="T1"/></text:p>
            <text:p text:style-name="P1"><text:span text:style-name="T1">You may also specify names on controller routes:</text:span></text:p>
            <text:p text:style-name="P1"><text:span text:style-name="T1">Route::get('foo', array('uses' =&gt; 'FooController@method', 'as' =&gt; 'name'));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Red" presentation:presentation-page-layout-name="AL1T0">
        <draw:frame presentation:style-name="pr4" draw:layer="layout" svg:width="25.2cm" svg:height="3.467cm" svg:x="1.4cm" svg:y="0.8cm" presentation:class="title">
          <draw:text-box>
            <text:p>Controller Filters</text:p>
          </draw:text-box>
        </draw:frame>
        <draw:frame presentation:style-name="pr5" draw:text-style-name="P1" draw:layer="layout" svg:width="25.2cm" svg:height="14.757cm" svg:x="1.4cm" svg:y="3.769cm" presentation:class="subtitle" presentation:user-transformed="true">
          <draw:text-box>
            <text:p text:style-name="P1"><text:span text:style-name="T1">Filters may be specified on controller routes similar to "regular" routes: ( Kind of Request</text:span></text:p>
            <text:p text:style-name="P1"><text:span text:style-name="T1">INTERCEPTOR)</text:span></text:p>
            <text:p text:style-name="P1"><text:span text:style-name="T1">Route::get('profile', array('before' =&gt; 'auth',</text:span></text:p>
            <text:p text:style-name="P1"><text:span text:style-name="T1">'uses' =&gt; 'UserController@showProfile'));</text:span></text:p>
            <text:p text:style-name="P1"><text:span text:style-name="T1">However, you may also specify filters from within your controller:</text:span></text:p>
            <text:p text:style-name="P1"><text:span text:style-name="T1">class UserController extends BaseController {</text:span></text:p>
            <text:p text:style-name="P1"><text:span text:style-name="T1">/**</text:span></text:p>
            <text:p text:style-name="P1"><text:span text:style-name="T1">* Instantiate a new UserController instance.</text:span></text:p>
            <text:p text:style-name="P1"><text:span text:style-name="T1">*/</text:span></text:p>
            <text:p text:style-name="P1"><text:span text:style-name="T1">public function __construct()</text:span></text:p>
            <text:p text:style-name="P1"><text:span text:style-name="T1">{</text:span></text:p>
            <text:p text:style-name="P1"><text:span text:style-name="T1">$this-&gt;beforeFilter('auth', array('except' =&gt; 'getLogin'));</text:span></text:p>
            <text:p text:style-name="P1"><text:span text:style-name="T1">$this-&gt;afterFilter('log', array('only' =&gt;</text:span></text:p>
            <text:p text:style-name="P1"><text:span text:style-name="T1">array('fooAction', 'barAction')));</text:span></text:p>
            <text:p text:style-name="P1"><text:span text:style-name="T1">}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Red" presentation:presentation-page-layout-name="AL1T0">
        <draw:frame presentation:style-name="pr4" draw:layer="layout" svg:width="25.2cm" svg:height="3.467cm" svg:x="1.2cm" svg:y="-0.267cm" presentation:class="title" presentation:user-transformed="true">
          <draw:text-box>
            <text:p>RESTful Controllers</text:p>
          </draw:text-box>
        </draw:frame>
        <draw:frame presentation:style-name="pr5" draw:text-style-name="P2" draw:layer="layout" svg:width="25.2cm" svg:height="16.354cm" svg:x="1.4cm" svg:y="2.753cm" presentation:class="subtitle" presentation:user-transformed="true">
          <draw:text-box>
            <text:p text:style-name="P2"><text:span text:style-name="T2">Laravel allows you to easily define a single route to handle every action in a controller using</text:span></text:p>
            <text:p text:style-name="P2"><text:span text:style-name="T2">simple, REST naming conventions. First, define the route using the Route::controller method:</text:span></text:p>
            <text:p text:style-name="P2"><text:span text:style-name="T2">Defining A RESTful Controller</text:span></text:p>
            <text:p text:style-name="P2"><text:span text:style-name="T2"/></text:p>
            <text:p text:style-name="P2"><text:span text:style-name="T2">Route::controller('users', 'UserController');</text:span></text:p>
            <text:p text:style-name="P2"><text:span text:style-name="T2"/></text:p>
            <text:p text:style-name="P2"><text:span text:style-name="T2">The controller method accepts two arguments. The first is the base URI the controller handles,</text:span></text:p>
            <text:p text:style-name="P2"><text:span text:style-name="T2">while the second is the class name of the controller. Next, just add methods to your controller,prefixed with the HTTP verb they respond to:</text:span></text:p>
            <text:p text:style-name="P2"><text:span text:style-name="T2"/></text:p>
            <text:p text:style-name="P2"><text:span text:style-name="T2">class UserController extends BaseController {</text:span></text:p>
            <text:p text:style-name="P2"><text:span text:style-name="T2">public function getIndex()</text:span></text:p>
            <text:p text:style-name="P2"><text:span text:style-name="T2">{// }</text:span></text:p>
            <text:p text:style-name="P2"><text:span text:style-name="T2">public function postIndex()</text:span></text:p>
            <text:p text:style-name="P2"><text:span text:style-name="T2">{// }</text:span></text:p>
            <text:p text:style-name="P2"><text:span text:style-name="T2">public function putIndex()</text:span></text:p>
            <text:p text:style-name="P2"><text:span text:style-name="T2">{// }</text:span></text:p>
            <text:p text:style-name="P2"><text:span text:style-name="T2">public function deleteIndex()</text:span></text:p>
            <text:p text:style-name="P2"><text:span text:style-name="T2">{// }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9EB13F79.png" xlink:type="simple" xlink:show="embed" xlink:actuate="onLoad"/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xg-pc2 </meta:initial-creator>
    <meta:creation-date>2015-05-03T09:59:53.045736090</meta:creation-date>
    <dc:date>2015-05-03T11:34:08.594877045</dc:date>
    <dc:creator>nexg-pc2 </dc:creator>
    <meta:editing-duration>PT17M31S</meta:editing-duration>
    <meta:editing-cycles>4</meta:editing-cycles>
    <meta:generator>LibreOffice/4.1.3.2$Linux_x86 LibreOffice_project/410m0$Build-2</meta:generator>
    <meta:document-statistic meta:object-count="73"/>
  </office:meta>
</office:document-meta>
</file>